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type.com" svg:font-family="Monotype.com, 'Courier New', Courier, monospace"/>
    <style:font-face style:name="tahoma" svg:font-family="tahoma, verdana, arial, helvetic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a2603" officeooo:paragraph-rsid="000a2603" style:font-size-asian="14pt" style:font-size-complex="14pt"/>
    </style:style>
    <style:style style:name="P2" style:family="paragraph" style:parent-style-name="Preformatted_20_Text">
      <style:paragraph-properties fo:text-align="center" style:justify-single-word="false"/>
      <style:text-properties fo:font-size="14pt" fo:font-weight="bold" officeooo:rsid="000a2603" officeooo:paragraph-rsid="000a2603" style:font-size-asian="14pt" style:font-weight-asian="bold" style:font-size-complex="14pt" style:font-weight-complex="bold"/>
    </style:style>
    <style:style style:name="P3" style:family="paragraph" style:parent-style-name="Preformatted_20_Text">
      <style:paragraph-properties fo:text-align="justify" style:justify-single-word="false"/>
      <style:text-properties fo:font-size="11pt" officeooo:rsid="000a2603" officeooo:paragraph-rsid="000a2603" style:font-size-asian="9.60000038146973pt" style:font-size-complex="11pt"/>
    </style:style>
    <style:style style:name="P4" style:family="paragraph" style:parent-style-name="Preformatted_20_Text">
      <style:paragraph-properties fo:text-align="justify" style:justify-single-word="false"/>
      <style:text-properties fo:font-size="11pt" officeooo:paragraph-rsid="000a2603" style:font-size-asian="11pt" style:font-size-complex="11pt"/>
    </style:style>
    <style:style style:name="P5" style:family="paragraph" style:parent-style-name="Preformatted_20_Text">
      <style:paragraph-properties fo:text-align="justify" style:justify-single-word="false"/>
      <style:text-properties fo:font-size="12pt" officeooo:rsid="000a2603" officeooo:paragraph-rsid="000a2603" style:font-size-asian="12pt" style:font-size-complex="12pt"/>
    </style:style>
    <style:style style:name="P6" style:family="paragraph" style:parent-style-name="Preformatted_20_Text">
      <style:paragraph-properties fo:text-align="justify" style:justify-single-word="false"/>
      <style:text-properties style:font-name="Liberation Mono" fo:font-size="12pt" style:text-underline-style="solid" style:text-underline-width="auto" style:text-underline-color="font-color" officeooo:rsid="000a2603" officeooo:paragraph-rsid="000a2603" style:font-name-asian="Noto Sans Mono CJK SC" style:font-size-asian="12pt" style:font-name-complex="Liberation Mono" style:font-size-complex="12pt"/>
    </style:style>
    <style:style style:name="P7" style:family="paragraph" style:parent-style-name="Preformatted_20_Text">
      <style:paragraph-properties fo:text-align="justify" style:justify-single-word="false"/>
      <style:text-properties officeooo:paragraph-rsid="000ae8ad"/>
    </style:style>
    <style:style style:name="P8" style:family="paragraph" style:parent-style-name="Preformatted_20_Text">
      <style:paragraph-properties fo:text-align="justify" style:justify-single-word="false"/>
      <style:text-properties officeooo:paragraph-rsid="00119f9b"/>
    </style:style>
    <style:style style:name="P9" style:family="paragraph" style:parent-style-name="Preformatted_20_Text">
      <style:paragraph-properties fo:text-align="justify" style:justify-single-word="false"/>
      <style:text-properties officeooo:paragraph-rsid="00121e03"/>
    </style:style>
    <style:style style:name="P10" style:family="paragraph" style:parent-style-name="Preformatted_20_Text">
      <style:paragraph-properties fo:text-align="justify" style:justify-single-word="false"/>
      <style:text-properties officeooo:paragraph-rsid="00154bd6"/>
    </style:style>
    <style:style style:name="P11" style:family="paragraph" style:parent-style-name="Preformatted_20_Text">
      <style:paragraph-properties fo:text-align="justify" style:justify-single-word="false"/>
      <style:text-properties officeooo:paragraph-rsid="0018cda9"/>
    </style:style>
    <style:style style:name="P12" style:family="paragraph" style:parent-style-name="Preformatted_20_Text">
      <style:paragraph-properties fo:text-align="justify" style:justify-single-word="false"/>
      <style:text-properties officeooo:paragraph-rsid="000a2603"/>
    </style:style>
    <style:style style:name="P13" style:family="paragraph" style:parent-style-name="Preformatted_20_Text">
      <style:paragraph-properties fo:text-align="justify" style:justify-single-word="false"/>
      <style:text-properties officeooo:paragraph-rsid="002584a0"/>
    </style:style>
    <style:style style:name="P14" style:family="paragraph" style:parent-style-name="Preformatted_20_Text">
      <style:paragraph-properties fo:text-align="justify" style:justify-single-word="false"/>
      <style:text-properties officeooo:paragraph-rsid="000b4716"/>
    </style:style>
    <style:style style:name="P15" style:family="paragraph" style:parent-style-name="Preformatted_20_Text">
      <style:paragraph-properties fo:text-align="justify" style:justify-single-word="false"/>
      <style:text-properties officeooo:paragraph-rsid="001fb550"/>
    </style:style>
    <style:style style:name="P16" style:family="paragraph" style:parent-style-name="Preformatted_20_Text">
      <style:paragraph-properties fo:text-align="justify" style:justify-single-word="false"/>
      <style:text-properties officeooo:paragraph-rsid="000dfe72"/>
    </style:style>
    <style:style style:name="P17" style:family="paragraph" style:parent-style-name="Preformatted_20_Text">
      <style:paragraph-properties fo:text-align="justify" style:justify-single-word="false"/>
      <style:text-properties officeooo:paragraph-rsid="0026afce"/>
    </style:style>
    <style:style style:name="P18" style:family="paragraph" style:parent-style-name="Preformatted_20_Text">
      <style:paragraph-properties fo:text-align="justify" style:justify-single-word="false"/>
      <style:text-properties officeooo:paragraph-rsid="00135162"/>
    </style:style>
    <style:style style:name="P19" style:family="paragraph" style:parent-style-name="Preformatted_20_Text">
      <style:paragraph-properties fo:text-align="justify" style:justify-single-word="false"/>
      <style:text-properties officeooo:paragraph-rsid="0019c762"/>
    </style:style>
    <style:style style:name="P20" style:family="paragraph" style:parent-style-name="Preformatted_20_Text">
      <style:paragraph-properties fo:text-align="justify" style:justify-single-word="false"/>
      <style:text-properties officeooo:paragraph-rsid="002a1912"/>
    </style:style>
    <style:style style:name="P21" style:family="paragraph" style:parent-style-name="Preformatted_20_Text">
      <style:paragraph-properties fo:text-align="justify" style:justify-single-word="false"/>
      <style:text-properties officeooo:paragraph-rsid="001af8b9"/>
    </style:style>
    <style:style style:name="P22" style:family="paragraph" style:parent-style-name="Preformatted_20_Text">
      <style:paragraph-properties fo:text-align="justify" style:justify-single-word="false"/>
      <style:text-properties officeooo:paragraph-rsid="00238d83"/>
    </style:style>
    <style:style style:name="P23" style:family="paragraph" style:parent-style-name="Preformatted_20_Text">
      <style:paragraph-properties fo:text-align="justify" style:justify-single-word="false"/>
      <style:text-properties officeooo:paragraph-rsid="002b5055"/>
    </style:style>
    <style:style style:name="P24" style:family="paragraph" style:parent-style-name="Preformatted_20_Text">
      <style:paragraph-properties fo:text-align="justify" style:justify-single-word="false"/>
      <style:text-properties officeooo:paragraph-rsid="000d129b"/>
    </style:style>
    <style:style style:name="P25" style:family="paragraph" style:parent-style-name="Preformatted_20_Text">
      <style:paragraph-properties fo:text-align="justify" style:justify-single-word="false"/>
      <style:text-properties officeooo:paragraph-rsid="002c0627"/>
    </style:style>
    <style:style style:name="P26" style:family="paragraph" style:parent-style-name="Preformatted_20_Text">
      <style:paragraph-properties fo:text-align="justify" style:justify-single-word="false"/>
      <style:text-properties officeooo:paragraph-rsid="002ea62d"/>
    </style:style>
    <style:style style:name="P27"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0d129b" style:font-name-asian="Noto Sans Mono CJK SC" style:font-size-asian="12pt" style:font-name-complex="Liberation Mono" style:font-size-complex="12pt"/>
    </style:style>
    <style:style style:name="P28"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121e03" style:font-name-asian="Noto Sans Mono CJK SC" style:font-size-asian="12pt" style:font-name-complex="Liberation Mono" style:font-size-complex="12pt"/>
    </style:style>
    <style:style style:name="P29"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18cda9" style:font-name-asian="Noto Sans Mono CJK SC" style:font-size-asian="12pt" style:font-name-complex="Liberation Mono" style:font-size-complex="12pt"/>
    </style:style>
    <style:style style:name="P30"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238d83" style:font-name-asian="Noto Sans Mono CJK SC" style:font-size-asian="12pt" style:font-name-complex="Liberation Mono" style:font-size-complex="12pt"/>
    </style:style>
    <style:style style:name="P31" style:family="paragraph" style:parent-style-name="Preformatted_20_Text">
      <style:paragraph-properties fo:text-align="justify" style:justify-single-word="false"/>
      <style:text-properties fo:font-variant="normal" fo:text-transform="none" fo:color="#000000" style:font-name="Monotype.com" fo:font-size="10.5pt" fo:letter-spacing="normal" fo:font-style="normal" fo:font-weight="normal" officeooo:rsid="000a2603" officeooo:paragraph-rsid="000a2603"/>
    </style:style>
    <style:style style:name="P32"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d129b" officeooo:paragraph-rsid="000d129b" style:font-name-asian="Noto Sans Mono CJK SC" style:font-size-asian="9.60000038146973pt" style:font-name-complex="Liberation Mono" style:font-size-complex="11pt"/>
    </style:style>
    <style:style style:name="P3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2603" officeooo:paragraph-rsid="000a2603" style:font-name-asian="Noto Sans Mono CJK SC" style:font-size-asian="9.60000038146973pt" style:font-name-complex="Liberation Mono" style:font-size-complex="11pt"/>
    </style:style>
    <style:style style:name="P3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e8ad" officeooo:paragraph-rsid="000ae8ad" style:font-name-asian="Noto Sans Mono CJK SC" style:font-size-asian="9.60000038146973pt" style:font-name-complex="Liberation Mono" style:font-size-complex="11pt"/>
    </style:style>
    <style:style style:name="P3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ae8ad" style:font-name-asian="Noto Sans Mono CJK SC" style:font-size-asian="9.60000038146973pt" style:font-name-complex="Liberation Mono" style:font-size-complex="11pt"/>
    </style:style>
    <style:style style:name="P3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b4716" style:font-name-asian="Noto Sans Mono CJK SC" style:font-size-asian="9.60000038146973pt" style:font-name-complex="Liberation Mono" style:font-size-complex="11pt"/>
    </style:style>
    <style:style style:name="P37"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dfe72" officeooo:paragraph-rsid="000dfe72" style:font-name-asian="Noto Sans Mono CJK SC" style:font-size-asian="9.60000038146973pt" style:font-name-complex="Liberation Mono" style:font-size-complex="11pt"/>
    </style:style>
    <style:style style:name="P38"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21e03" officeooo:paragraph-rsid="00121e03" style:font-name-asian="Noto Sans Mono CJK SC" style:font-size-asian="9.60000038146973pt" style:font-name-complex="Liberation Mono" style:font-size-complex="11pt"/>
    </style:style>
    <style:style style:name="P39"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21e03" officeooo:paragraph-rsid="00119f9b" style:font-name-asian="Noto Sans Mono CJK SC" style:font-size-asian="9.60000038146973pt" style:font-name-complex="Liberation Mono" style:font-size-complex="11pt"/>
    </style:style>
    <style:style style:name="P40"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f1403" officeooo:paragraph-rsid="000f1403" style:font-name-asian="Noto Sans Mono CJK SC" style:font-size-asian="9.60000038146973pt" style:font-name-complex="Liberation Mono" style:font-size-complex="11pt"/>
    </style:style>
    <style:style style:name="P41"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f1403" officeooo:paragraph-rsid="0026afce" style:font-name-asian="Noto Sans Mono CJK SC" style:font-size-asian="9.60000038146973pt" style:font-name-complex="Liberation Mono" style:font-size-complex="11pt"/>
    </style:style>
    <style:style style:name="P42"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00aa0" officeooo:paragraph-rsid="000f1403" style:font-name-asian="Noto Sans Mono CJK SC" style:font-size-asian="9.60000038146973pt" style:font-name-complex="Liberation Mono" style:font-size-complex="11pt"/>
    </style:style>
    <style:style style:name="P4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19f9b" officeooo:paragraph-rsid="00100aa0" style:font-name-asian="Noto Sans Mono CJK SC" style:font-size-asian="9.60000038146973pt" style:font-name-complex="Liberation Mono" style:font-size-complex="11pt"/>
    </style:style>
    <style:style style:name="P4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35162" officeooo:paragraph-rsid="00121e03" style:font-name-asian="Noto Sans Mono CJK SC" style:font-size-asian="9.60000038146973pt" style:font-name-complex="Liberation Mono" style:font-size-complex="11pt"/>
    </style:style>
    <style:style style:name="P4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35162" officeooo:paragraph-rsid="00135162" style:font-name-asian="Noto Sans Mono CJK SC" style:font-size-asian="9.60000038146973pt" style:font-name-complex="Liberation Mono" style:font-size-complex="11pt"/>
    </style:style>
    <style:style style:name="P4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54bd6" officeooo:paragraph-rsid="00135162" style:font-name-asian="Noto Sans Mono CJK SC" style:font-size-asian="9.60000038146973pt" style:font-name-complex="Liberation Mono" style:font-size-complex="11pt"/>
    </style:style>
    <style:style style:name="P47"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7066b" officeooo:paragraph-rsid="00154bd6" style:font-name-asian="Noto Sans Mono CJK SC" style:font-size-asian="9.60000038146973pt" style:font-name-complex="Liberation Mono" style:font-size-complex="11pt"/>
    </style:style>
    <style:style style:name="P48"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8cda9" officeooo:paragraph-rsid="0018cda9" style:font-name-asian="Noto Sans Mono CJK SC" style:font-size-asian="9.60000038146973pt" style:font-name-complex="Liberation Mono" style:font-size-complex="11pt"/>
    </style:style>
    <style:style style:name="P49"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9c762" officeooo:paragraph-rsid="0019c762" style:font-name-asian="Noto Sans Mono CJK SC" style:font-size-asian="9.60000038146973pt" style:font-name-complex="Liberation Mono" style:font-size-complex="11pt"/>
    </style:style>
    <style:style style:name="P50"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af8b9" officeooo:paragraph-rsid="001af8b9" style:font-name-asian="Noto Sans Mono CJK SC" style:font-size-asian="9.60000038146973pt" style:font-name-complex="Liberation Mono" style:font-size-complex="11pt"/>
    </style:style>
    <style:style style:name="P51"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38d83" officeooo:paragraph-rsid="00238d83" style:font-name-asian="Noto Sans Mono CJK SC" style:font-size-asian="9.60000038146973pt" style:font-name-complex="Liberation Mono" style:font-size-complex="11pt"/>
    </style:style>
    <style:style style:name="P52"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5a77b" officeooo:paragraph-rsid="0025a77b" style:font-name-asian="Noto Sans Mono CJK SC" style:font-size-asian="9.60000038146973pt" style:font-name-complex="Liberation Mono" style:font-size-complex="11pt"/>
    </style:style>
    <style:style style:name="P5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584a0" officeooo:paragraph-rsid="002584a0" style:font-name-asian="Noto Sans Mono CJK SC" style:font-size-asian="9.60000038146973pt" style:font-name-complex="Liberation Mono" style:font-size-complex="11pt"/>
    </style:style>
    <style:style style:name="P5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a2177" officeooo:paragraph-rsid="002a1912" style:font-name-asian="Noto Sans Mono CJK SC" style:font-size-asian="9.60000038146973pt" style:font-name-complex="Liberation Mono" style:font-size-complex="11pt"/>
    </style:style>
    <style:style style:name="P5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2603" officeooo:paragraph-rsid="000a2603" style:font-name-asian="Noto Sans Mono CJK SC" style:font-size-asian="11pt" style:font-name-complex="Liberation Mono" style:font-size-complex="11pt"/>
    </style:style>
    <style:style style:name="P5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17066b" officeooo:paragraph-rsid="0018cda9" style:font-name-asian="Noto Sans Mono CJK SC" style:font-size-asian="9.60000038146973pt" style:font-name-complex="Liberation Mono" style:font-size-complex="11pt"/>
    </style:style>
    <style:style style:name="P57" style:family="paragraph" style:parent-style-name="Preformatted_20_Text">
      <style:paragraph-properties fo:text-align="justify" style:justify-single-word="false"/>
      <style:text-properties officeooo:rsid="000f1403" officeooo:paragraph-rsid="000f1403"/>
    </style:style>
    <style:style style:name="P58" style:family="paragraph" style:parent-style-name="Preformatted_20_Text">
      <style:paragraph-properties fo:text-align="justify" style:justify-single-word="false"/>
      <style:text-properties officeooo:rsid="0019c762" officeooo:paragraph-rsid="0019c762"/>
    </style:style>
    <style:style style:name="P59" style:family="paragraph" style:parent-style-name="Preformatted_20_Text">
      <style:paragraph-properties fo:text-align="justify" style:justify-single-word="false"/>
      <style:text-properties officeooo:rsid="000ae8ad" officeooo:paragraph-rsid="000ae8ad"/>
    </style:style>
    <style:style style:name="P60" style:family="paragraph" style:parent-style-name="Preformatted_20_Text">
      <style:paragraph-properties fo:text-align="justify" style:justify-single-word="false"/>
      <style:text-properties officeooo:rsid="00135162" officeooo:paragraph-rsid="002a1912"/>
    </style:style>
    <style:style style:name="P61" style:family="paragraph" style:parent-style-name="Preformatted_20_Text" style:list-style-name="L1">
      <style:paragraph-properties fo:text-align="justify" style:justify-single-word="false"/>
      <style:text-properties fo:font-variant="normal" fo:text-transform="none" fo:color="#000000" style:font-name="Liberation Mono" fo:font-size="11pt" fo:letter-spacing="normal" fo:font-style="normal" fo:font-weight="normal" officeooo:rsid="000ae8ad" officeooo:paragraph-rsid="000ae8ad" style:font-name-asian="Noto Sans Mono CJK SC" style:font-size-asian="9.60000038146973pt" style:font-name-complex="Liberation Mono" style:font-size-complex="11pt"/>
    </style:style>
    <style:style style:name="P62" style:family="paragraph" style:parent-style-name="Preformatted_20_Text" style:list-style-name="L2">
      <style:paragraph-properties fo:text-align="justify" style:justify-single-word="false"/>
      <style:text-properties fo:font-variant="normal" fo:text-transform="none" fo:color="#000000" style:font-name="Liberation Mono" fo:font-size="11pt" fo:letter-spacing="normal" fo:font-style="normal" fo:font-weight="normal" officeooo:rsid="002584a0" officeooo:paragraph-rsid="002584a0" style:font-name-asian="Noto Sans Mono CJK SC" style:font-size-asian="9.60000038146973pt" style:font-name-complex="Liberation Mono" style:font-size-complex="11pt"/>
    </style:style>
    <style:style style:name="P63" style:family="paragraph" style:parent-style-name="Preformatted_20_Text" style:list-style-name="L3">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b4716" style:font-name-asian="Noto Sans Mono CJK SC" style:font-size-asian="9.60000038146973pt" style:font-name-complex="Liberation Mono" style:font-size-complex="11pt"/>
    </style:style>
    <style:style style:name="P64" style:family="paragraph" style:parent-style-name="Preformatted_20_Text" style:list-style-name="L4">
      <style:paragraph-properties fo:text-align="justify" style:justify-single-word="false"/>
      <style:text-properties fo:font-variant="normal" fo:text-transform="none" fo:color="#000000" style:font-name="Liberation Mono" fo:font-size="11pt" fo:letter-spacing="normal" fo:font-style="normal" fo:font-weight="normal" officeooo:rsid="0019c762" officeooo:paragraph-rsid="0019c762" style:font-name-asian="Noto Sans Mono CJK SC" style:font-size-asian="9.60000038146973pt" style:font-name-complex="Liberation Mono" style:font-size-complex="11pt"/>
    </style:style>
    <style:style style:name="P65" style:family="paragraph" style:parent-style-name="Preformatted_20_Text" style:list-style-name="L4">
      <style:paragraph-properties fo:text-align="justify" style:justify-single-word="false"/>
      <style:text-properties fo:font-variant="normal" fo:text-transform="none" fo:color="#000000" style:font-name="Liberation Mono" fo:font-size="11pt" fo:letter-spacing="normal" fo:font-style="normal" fo:font-weight="normal" officeooo:rsid="002a1912" officeooo:paragraph-rsid="002a1912" style:font-name-asian="Noto Sans Mono CJK SC" style:font-size-asian="9.60000038146973pt" style:font-name-complex="Liberation Mono" style:font-size-complex="11pt"/>
    </style:style>
    <style:style style:name="P6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2603" officeooo:paragraph-rsid="000a2603" style:font-name-asian="Noto Sans Mono CJK SC" style:font-size-asian="9.60000038146973pt" style:font-name-complex="Liberation Mono" style:font-size-complex="11pt"/>
    </style:style>
    <style:style style:name="P67"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37889d" officeooo:paragraph-rsid="0037889d" style:font-name-asian="Noto Sans Mono CJK SC" style:font-size-asian="12pt" style:font-name-complex="Liberation Mono" style:font-size-complex="12pt"/>
    </style:style>
    <style:style style:name="P68" style:family="paragraph" style:parent-style-name="Preformatted_20_Text" style:list-style-name="L1">
      <style:paragraph-properties fo:text-align="justify" style:justify-single-word="false"/>
      <style:text-properties officeooo:paragraph-rsid="000ae8ad"/>
    </style:style>
    <style:style style:name="P69" style:family="paragraph" style:parent-style-name="Preformatted_20_Text" style:list-style-name="L2">
      <style:paragraph-properties fo:text-align="justify" style:justify-single-word="false"/>
      <style:text-properties officeooo:paragraph-rsid="002584a0"/>
    </style:style>
    <style:style style:name="P70" style:family="paragraph" style:parent-style-name="Preformatted_20_Text" style:list-style-name="L3">
      <style:paragraph-properties fo:text-align="justify" style:justify-single-word="false"/>
      <style:text-properties officeooo:paragraph-rsid="000b4716"/>
    </style:style>
    <style:style style:name="P71" style:family="paragraph" style:parent-style-name="Preformatted_20_Text">
      <style:paragraph-properties fo:text-align="justify" style:justify-single-word="false"/>
      <style:text-properties officeooo:paragraph-rsid="000a2603"/>
    </style:style>
    <style:style style:name="P72" style:family="paragraph" style:parent-style-name="Preformatted_20_Text">
      <style:paragraph-properties fo:text-align="justify" style:justify-single-word="false"/>
      <style:text-properties officeooo:paragraph-rsid="0036f85a"/>
    </style:style>
    <style:style style:name="P73" style:family="paragraph" style:parent-style-name="Preformatted_20_Text">
      <style:paragraph-properties fo:text-align="justify" style:justify-single-word="false"/>
      <style:text-properties officeooo:paragraph-rsid="0037889d"/>
    </style:style>
    <style:style style:name="P74" style:family="paragraph" style:parent-style-name="Preformatted_20_Text">
      <style:paragraph-properties fo:text-align="justify" style:justify-single-word="false"/>
      <style:text-properties officeooo:rsid="0036f85a" officeooo:paragraph-rsid="0036f85a"/>
    </style:style>
    <style:style style:name="P75" style:family="paragraph" style:parent-style-name="Preformatted_20_Text">
      <style:paragraph-properties fo:text-align="justify" style:justify-single-word="false"/>
      <style:text-properties style:font-name="Liberation Mono" fo:font-size="12pt" style:text-underline-style="solid" style:text-underline-width="auto" style:text-underline-color="font-color" officeooo:rsid="000a2603" officeooo:paragraph-rsid="0036f85a" style:font-name-asian="Noto Sans Mono CJK SC" style:font-size-asian="12pt" style:font-name-complex="Liberation Mono" style:font-size-complex="12pt"/>
    </style:style>
    <style:style style:name="T1" style:family="text">
      <style:text-properties officeooo:rsid="000a2603"/>
    </style:style>
    <style:style style:name="T2" style:family="text">
      <style:text-properties fo:font-variant="normal" fo:text-transform="none" fo:color="#000000" style:font-name="Monotype.com" fo:letter-spacing="normal" fo:font-style="normal" fo:font-weight="normal"/>
    </style:style>
    <style:style style:name="T3" style:family="text">
      <style:text-properties fo:font-variant="normal" fo:text-transform="none" fo:color="#000000" style:font-name="Monotype.com" fo:letter-spacing="normal" fo:font-style="normal" fo:font-weight="normal" officeooo:rsid="000a2603" style:font-name-asian="Noto Sans Mono CJK SC" style:font-name-complex="Liberation Mono"/>
    </style:style>
    <style:style style:name="T4" style:family="text">
      <style:text-properties fo:font-variant="normal" fo:text-transform="none" fo:color="#000000" style:font-name="Monotype.com" fo:letter-spacing="normal" fo:font-style="normal" fo:font-weight="normal" officeooo:rsid="001f0b41"/>
    </style:style>
    <style:style style:name="T5" style:family="text">
      <style:text-properties fo:font-variant="normal" fo:text-transform="none" fo:color="#000000" style:font-name="Monotype.com" fo:letter-spacing="normal" fo:font-style="normal" fo:font-weight="normal" officeooo:rsid="0023e633"/>
    </style:style>
    <style:style style:name="T6" style:family="text">
      <style:text-properties fo:font-variant="normal" fo:text-transform="none" fo:color="#000000" style:font-name="Monotype.com" fo:font-size="11pt" fo:letter-spacing="normal" fo:font-style="normal" fo:font-weight="normal" style:font-name-asian="Noto Sans Mono CJK SC" style:font-size-asian="11pt" style:font-name-complex="Liberation Mono" style:font-size-complex="11pt"/>
    </style:style>
    <style:style style:name="T7" style:family="text">
      <style:text-properties fo:font-variant="normal" fo:text-transform="none" fo:color="#000000" style:font-name="Monotype.com" fo:font-size="11pt" fo:letter-spacing="normal" fo:font-style="normal" fo:font-weight="normal" officeooo:rsid="000ae8ad" style:font-name-asian="Noto Sans Mono CJK SC" style:font-size-asian="11pt" style:font-name-complex="Liberation Mono" style:font-size-complex="11pt"/>
    </style:style>
    <style:style style:name="T8" style:family="text">
      <style:text-properties fo:font-variant="normal" fo:text-transform="none" fo:color="#000000" style:font-name="Monotype.com" fo:font-size="11pt" fo:letter-spacing="normal" fo:font-style="normal" fo:font-weight="normal" officeooo:rsid="0023e633" style:font-name-asian="Noto Sans Mono CJK SC" style:font-size-asian="11pt" style:font-name-complex="Liberation Mono" style:font-size-complex="11pt"/>
    </style:style>
    <style:style style:name="T9" style:family="text">
      <style:text-properties fo:font-variant="normal" fo:text-transform="none" fo:color="#000000" style:font-name="Monotype.com" fo:font-size="11pt" fo:letter-spacing="normal" fo:font-style="normal" fo:font-weight="normal" officeooo:rsid="0025a77b" style:font-name-asian="Noto Sans Mono CJK SC" style:font-size-asian="11pt" style:font-name-complex="Liberation Mono" style:font-size-complex="11pt"/>
    </style:style>
    <style:style style:name="T10" style:family="text">
      <style:text-properties fo:font-variant="normal" fo:text-transform="none" fo:color="#000000" style:font-name="Monotype.com" fo:font-size="11pt" fo:letter-spacing="normal" fo:font-style="normal" fo:font-weight="normal" officeooo:rsid="0026afce" style:font-name-asian="Noto Sans Mono CJK SC" style:font-size-asian="11pt" style:font-name-complex="Liberation Mono" style:font-size-complex="11pt"/>
    </style:style>
    <style:style style:name="T11" style:family="text">
      <style:text-properties fo:font-variant="normal" fo:text-transform="none" fo:color="#000000" style:font-name="Monotype.com" fo:font-size="11pt" fo:letter-spacing="normal" fo:font-style="normal" fo:font-weight="normal" officeooo:rsid="002a1912" style:font-name-asian="Noto Sans Mono CJK SC" style:font-size-asian="11pt" style:font-name-complex="Liberation Mono" style:font-size-complex="11pt"/>
    </style:style>
    <style:style style:name="T12" style:family="text">
      <style:text-properties fo:font-variant="normal" fo:text-transform="none" fo:color="#000000" style:font-name="Monotype.com" fo:font-size="11pt" fo:letter-spacing="normal" fo:font-style="normal" fo:font-weight="normal" officeooo:rsid="0036f85a" style:font-name-asian="Noto Sans Mono CJK SC" style:font-size-asian="11pt" style:font-weight-asian="normal" style:font-name-complex="Liberation Mono" style:font-size-complex="11pt" style:font-weight-complex="normal"/>
    </style:style>
    <style:style style:name="T13" style:family="text">
      <style:text-properties fo:font-variant="normal" fo:text-transform="none" fo:color="#000000" style:font-name="Liberation Mono" fo:letter-spacing="normal" fo:font-style="normal" fo:font-weight="normal" officeooo:rsid="000a2603" style:font-name-asian="Noto Sans Mono CJK SC" style:font-size-asian="9.60000038146973pt" style:font-name-complex="Liberation Mono"/>
    </style:style>
    <style:style style:name="T14" style:family="text">
      <style:text-properties fo:font-variant="normal" fo:text-transform="none" fo:color="#000000" style:font-name="Liberation Mono" fo:letter-spacing="normal" fo:font-style="normal" fo:font-weight="normal" officeooo:rsid="001f0b41" style:font-name-asian="Noto Sans Mono CJK SC" style:font-size-asian="9.60000038146973pt" style:font-name-complex="Liberation Mono"/>
    </style:style>
    <style:style style:name="T15" style:family="text">
      <style:text-properties fo:font-variant="normal" fo:text-transform="none" fo:color="#000000" style:font-name="Liberation Mono" fo:letter-spacing="normal" fo:font-style="normal" fo:font-weight="normal" officeooo:rsid="0023e633" style:font-name-asian="Noto Sans Mono CJK SC" style:font-size-asian="9.60000038146973pt" style:font-name-complex="Liberation Mono"/>
    </style:style>
    <style:style style:name="T16" style:family="text">
      <style:text-properties fo:font-variant="normal" fo:text-transform="none" fo:color="#000000" style:font-name="Liberation Mono" fo:letter-spacing="normal" fo:font-style="normal" fo:font-weight="normal" officeooo:rsid="000a2603" style:font-name-asian="Noto Sans Mono CJK SC" style:font-name-complex="Liberation Mono"/>
    </style:style>
    <style:style style:name="T17" style:family="text">
      <style:text-properties fo:font-variant="normal" fo:text-transform="none" fo:color="#000000" style:font-name="Liberation Mono" fo:font-size="11pt" fo:letter-spacing="normal" fo:font-style="normal" fo:font-weight="normal" style:font-name-asian="Noto Sans Mono CJK SC" style:font-size-asian="9.60000038146973pt" style:font-name-complex="Liberation Mono" style:font-size-complex="11pt"/>
    </style:style>
    <style:style style:name="T18" style:family="text">
      <style:text-properties fo:font-variant="normal" fo:text-transform="none" fo:color="#000000" style:font-name="Liberation Mono" fo:font-size="11pt" fo:letter-spacing="normal" fo:font-style="normal" fo:font-weight="normal" officeooo:rsid="000a2603" style:font-name-asian="Noto Sans Mono CJK SC" style:font-size-asian="9.60000038146973pt" style:font-name-complex="Liberation Mono" style:font-size-complex="11pt"/>
    </style:style>
    <style:style style:name="T19" style:family="text">
      <style:text-properties fo:font-variant="normal" fo:text-transform="none" fo:color="#000000" style:font-name="Liberation Mono" fo:font-size="11pt" fo:letter-spacing="normal" fo:font-style="normal" fo:font-weight="normal" officeooo:rsid="000ae8ad" style:font-name-asian="Noto Sans Mono CJK SC" style:font-size-asian="9.60000038146973pt" style:font-name-complex="Liberation Mono" style:font-size-complex="11pt"/>
    </style:style>
    <style:style style:name="T20" style:family="text">
      <style:text-properties fo:font-variant="normal" fo:text-transform="none" fo:color="#000000" style:font-name="Liberation Mono" fo:font-size="11pt" fo:letter-spacing="normal" fo:font-style="normal" fo:font-weight="normal" officeooo:rsid="000b4716" style:font-name-asian="Noto Sans Mono CJK SC" style:font-size-asian="9.60000038146973pt" style:font-name-complex="Liberation Mono" style:font-size-complex="11pt"/>
    </style:style>
    <style:style style:name="T21" style:family="text">
      <style:text-properties fo:font-variant="normal" fo:text-transform="none" fo:color="#000000" style:font-name="Liberation Mono" fo:font-size="11pt" fo:letter-spacing="normal" fo:font-style="normal" fo:font-weight="normal" officeooo:rsid="00100aa0" style:font-name-asian="Noto Sans Mono CJK SC" style:font-size-asian="9.60000038146973pt" style:font-name-complex="Liberation Mono" style:font-size-complex="11pt"/>
    </style:style>
    <style:style style:name="T22" style:family="text">
      <style:text-properties fo:font-variant="normal" fo:text-transform="none" fo:color="#000000" style:font-name="Liberation Mono" fo:font-size="11pt" fo:letter-spacing="normal" fo:font-style="normal" fo:font-weight="normal" officeooo:rsid="00110af9" style:font-name-asian="Noto Sans Mono CJK SC" style:font-size-asian="9.60000038146973pt" style:font-name-complex="Liberation Mono" style:font-size-complex="11pt"/>
    </style:style>
    <style:style style:name="T23" style:family="text">
      <style:text-properties fo:font-variant="normal" fo:text-transform="none" fo:color="#000000" style:font-name="Liberation Mono" fo:font-size="11pt" fo:letter-spacing="normal" fo:font-style="normal" fo:font-weight="normal" officeooo:rsid="00119f9b" style:font-name-asian="Noto Sans Mono CJK SC" style:font-size-asian="9.60000038146973pt" style:font-name-complex="Liberation Mono" style:font-size-complex="11pt"/>
    </style:style>
    <style:style style:name="T24" style:family="text">
      <style:text-properties fo:font-variant="normal" fo:text-transform="none" fo:color="#000000" style:font-name="Liberation Mono" fo:font-size="11pt" fo:letter-spacing="normal" fo:font-style="normal" fo:font-weight="normal" officeooo:rsid="00121e03" style:font-name-asian="Noto Sans Mono CJK SC" style:font-size-asian="9.60000038146973pt" style:font-name-complex="Liberation Mono" style:font-size-complex="11pt"/>
    </style:style>
    <style:style style:name="T25" style:family="text">
      <style:text-properties fo:font-variant="normal" fo:text-transform="none" fo:color="#000000" style:font-name="Liberation Mono" fo:font-size="11pt" fo:letter-spacing="normal" fo:font-style="normal" fo:font-weight="normal" officeooo:rsid="00135162" style:font-name-asian="Noto Sans Mono CJK SC" style:font-size-asian="9.60000038146973pt" style:font-name-complex="Liberation Mono" style:font-size-complex="11pt"/>
    </style:style>
    <style:style style:name="T26" style:family="text">
      <style:text-properties fo:font-variant="normal" fo:text-transform="none" fo:color="#000000" style:font-name="Liberation Mono" fo:font-size="11pt" fo:letter-spacing="normal" fo:font-style="normal" fo:font-weight="normal" officeooo:rsid="00154bd6" style:font-name-asian="Noto Sans Mono CJK SC" style:font-size-asian="9.60000038146973pt" style:font-name-complex="Liberation Mono" style:font-size-complex="11pt"/>
    </style:style>
    <style:style style:name="T27" style:family="text">
      <style:text-properties fo:font-variant="normal" fo:text-transform="none" fo:color="#000000" style:font-name="Liberation Mono" fo:font-size="11pt" fo:letter-spacing="normal" fo:font-style="normal" fo:font-weight="normal" officeooo:rsid="00164f64" style:font-name-asian="Noto Sans Mono CJK SC" style:font-size-asian="9.60000038146973pt" style:font-name-complex="Liberation Mono" style:font-size-complex="11pt"/>
    </style:style>
    <style:style style:name="T28" style:family="text">
      <style:text-properties fo:font-variant="normal" fo:text-transform="none" fo:color="#000000" style:font-name="Liberation Mono" fo:font-size="11pt" fo:letter-spacing="normal" fo:font-style="normal" fo:font-weight="normal" officeooo:rsid="0017066b" style:font-name-asian="Noto Sans Mono CJK SC" style:font-size-asian="9.60000038146973pt" style:font-name-complex="Liberation Mono" style:font-size-complex="11pt"/>
    </style:style>
    <style:style style:name="T29" style:family="text">
      <style:text-properties fo:font-variant="normal" fo:text-transform="none" fo:color="#000000" style:font-name="Liberation Mono" fo:font-size="11pt" fo:letter-spacing="normal" fo:font-style="normal" fo:font-weight="normal" officeooo:rsid="0018cda9" style:font-name-asian="Noto Sans Mono CJK SC" style:font-size-asian="9.60000038146973pt" style:font-name-complex="Liberation Mono" style:font-size-complex="11pt"/>
    </style:style>
    <style:style style:name="T30" style:family="text">
      <style:text-properties fo:font-variant="normal" fo:text-transform="none" fo:color="#000000" style:font-name="Liberation Mono" fo:font-size="11pt" fo:letter-spacing="normal" fo:font-style="normal" fo:font-weight="normal" officeooo:rsid="0019c762" style:font-name-asian="Noto Sans Mono CJK SC" style:font-size-asian="9.60000038146973pt" style:font-name-complex="Liberation Mono" style:font-size-complex="11pt"/>
    </style:style>
    <style:style style:name="T31" style:family="text">
      <style:text-properties fo:font-variant="normal" fo:text-transform="none" fo:color="#000000" style:font-name="Liberation Mono" fo:font-size="11pt" fo:letter-spacing="normal" fo:font-style="normal" fo:font-weight="normal" officeooo:rsid="001af8b9" style:font-name-asian="Noto Sans Mono CJK SC" style:font-size-asian="9.60000038146973pt" style:font-name-complex="Liberation Mono" style:font-size-complex="11pt"/>
    </style:style>
    <style:style style:name="T32" style:family="text">
      <style:text-properties fo:font-variant="normal" fo:text-transform="none" fo:color="#000000" style:font-name="Liberation Mono" fo:font-size="11pt" fo:letter-spacing="normal" fo:font-style="normal" fo:font-weight="normal" officeooo:rsid="001c578a" style:font-name-asian="Noto Sans Mono CJK SC" style:font-size-asian="9.60000038146973pt" style:font-name-complex="Liberation Mono" style:font-size-complex="11pt"/>
    </style:style>
    <style:style style:name="T33" style:family="text">
      <style:text-properties fo:font-variant="normal" fo:text-transform="none" fo:color="#000000" style:font-name="Liberation Mono" fo:font-size="11pt" fo:letter-spacing="normal" fo:font-style="normal" fo:font-weight="normal" officeooo:rsid="001f0b41" style:font-name-asian="Noto Sans Mono CJK SC" style:font-size-asian="9.60000038146973pt" style:font-name-complex="Liberation Mono" style:font-size-complex="11pt"/>
    </style:style>
    <style:style style:name="T34" style:family="text">
      <style:text-properties fo:font-variant="normal" fo:text-transform="none" fo:color="#000000" style:font-name="Liberation Mono" fo:font-size="11pt" fo:letter-spacing="normal" fo:font-style="normal" fo:font-weight="normal" officeooo:rsid="001fb550" style:font-name-asian="Noto Sans Mono CJK SC" style:font-size-asian="9.60000038146973pt" style:font-name-complex="Liberation Mono" style:font-size-complex="11pt"/>
    </style:style>
    <style:style style:name="T35" style:family="text">
      <style:text-properties fo:font-variant="normal" fo:text-transform="none" fo:color="#000000" style:font-name="Liberation Mono" fo:font-size="11pt" fo:letter-spacing="normal" fo:font-style="normal" fo:font-weight="normal" officeooo:rsid="00209b50" style:font-name-asian="Noto Sans Mono CJK SC" style:font-size-asian="9.60000038146973pt" style:font-name-complex="Liberation Mono" style:font-size-complex="11pt"/>
    </style:style>
    <style:style style:name="T36" style:family="text">
      <style:text-properties fo:font-variant="normal" fo:text-transform="none" fo:color="#000000" style:font-name="Liberation Mono" fo:font-size="11pt" fo:letter-spacing="normal" fo:font-style="normal" fo:font-weight="normal" officeooo:rsid="000f1403" style:font-name-asian="Noto Sans Mono CJK SC" style:font-size-asian="9.60000038146973pt" style:font-name-complex="Liberation Mono" style:font-size-complex="11pt"/>
    </style:style>
    <style:style style:name="T37" style:family="text">
      <style:text-properties fo:font-variant="normal" fo:text-transform="none" fo:color="#000000" style:font-name="Liberation Mono" fo:font-size="11pt" fo:letter-spacing="normal" fo:font-style="normal" fo:font-weight="normal" officeooo:rsid="00224a73" style:font-name-asian="Noto Sans Mono CJK SC" style:font-size-asian="9.60000038146973pt" style:font-name-complex="Liberation Mono" style:font-size-complex="11pt"/>
    </style:style>
    <style:style style:name="T38" style:family="text">
      <style:text-properties fo:font-variant="normal" fo:text-transform="none" fo:color="#000000" style:font-name="Liberation Mono" fo:font-size="11pt" fo:letter-spacing="normal" fo:font-style="normal" fo:font-weight="normal" officeooo:rsid="002584a0" style:font-name-asian="Noto Sans Mono CJK SC" style:font-size-asian="9.60000038146973pt" style:font-name-complex="Liberation Mono" style:font-size-complex="11pt"/>
    </style:style>
    <style:style style:name="T39" style:family="text">
      <style:text-properties fo:font-variant="normal" fo:text-transform="none" fo:color="#000000" style:font-name="Liberation Mono" fo:font-size="11pt" fo:letter-spacing="normal" fo:font-style="normal" fo:font-weight="normal" officeooo:rsid="0025a77b" style:font-name-asian="Noto Sans Mono CJK SC" style:font-size-asian="9.60000038146973pt" style:font-name-complex="Liberation Mono" style:font-size-complex="11pt"/>
    </style:style>
    <style:style style:name="T40" style:family="text">
      <style:text-properties fo:font-variant="normal" fo:text-transform="none" fo:color="#000000" style:font-name="Liberation Mono" fo:font-size="11pt" fo:letter-spacing="normal" fo:font-style="normal" fo:font-weight="normal" officeooo:rsid="000dfe72" style:font-name-asian="Noto Sans Mono CJK SC" style:font-size-asian="9.60000038146973pt" style:font-name-complex="Liberation Mono" style:font-size-complex="11pt"/>
    </style:style>
    <style:style style:name="T41" style:family="text">
      <style:text-properties fo:font-variant="normal" fo:text-transform="none" fo:color="#000000" style:font-name="Liberation Mono" fo:font-size="11pt" fo:letter-spacing="normal" fo:font-style="normal" fo:font-weight="normal" officeooo:rsid="0026afce" style:font-name-asian="Noto Sans Mono CJK SC" style:font-size-asian="9.60000038146973pt" style:font-name-complex="Liberation Mono" style:font-size-complex="11pt"/>
    </style:style>
    <style:style style:name="T42" style:family="text">
      <style:text-properties fo:font-variant="normal" fo:text-transform="none" fo:color="#000000" style:font-name="Liberation Mono" fo:font-size="11pt" fo:letter-spacing="normal" fo:font-style="normal" fo:font-weight="normal" officeooo:rsid="00286504" style:font-name-asian="Noto Sans Mono CJK SC" style:font-size-asian="9.60000038146973pt" style:font-name-complex="Liberation Mono" style:font-size-complex="11pt"/>
    </style:style>
    <style:style style:name="T43" style:family="text">
      <style:text-properties fo:font-variant="normal" fo:text-transform="none" fo:color="#000000" style:font-name="Liberation Mono" fo:font-size="11pt" fo:letter-spacing="normal" fo:font-style="normal" fo:font-weight="normal" officeooo:rsid="002a1912" style:font-name-asian="Noto Sans Mono CJK SC" style:font-size-asian="9.60000038146973pt" style:font-name-complex="Liberation Mono" style:font-size-complex="11pt"/>
    </style:style>
    <style:style style:name="T44" style:family="text">
      <style:text-properties fo:font-variant="normal" fo:text-transform="none" fo:color="#000000" style:font-name="Liberation Mono" fo:font-size="11pt" fo:letter-spacing="normal" fo:font-style="normal" fo:font-weight="normal" officeooo:rsid="00238d83" style:font-name-asian="Noto Sans Mono CJK SC" style:font-size-asian="9.60000038146973pt" style:font-name-complex="Liberation Mono" style:font-size-complex="11pt"/>
    </style:style>
    <style:style style:name="T45" style:family="text">
      <style:text-properties fo:font-variant="normal" fo:text-transform="none" fo:color="#000000" style:font-name="Liberation Mono" fo:font-size="11pt" fo:letter-spacing="normal" fo:font-style="normal" fo:font-weight="normal" officeooo:rsid="002a2177" style:font-name-asian="Noto Sans Mono CJK SC" style:font-size-asian="9.60000038146973pt" style:font-name-complex="Liberation Mono" style:font-size-complex="11pt"/>
    </style:style>
    <style:style style:name="T46" style:family="text">
      <style:text-properties fo:font-variant="normal" fo:text-transform="none" fo:color="#000000" style:font-name="Liberation Mono" fo:font-size="11pt" fo:letter-spacing="normal" fo:font-style="normal" fo:font-weight="normal" officeooo:rsid="002b5055" style:font-name-asian="Noto Sans Mono CJK SC" style:font-size-asian="9.60000038146973pt" style:font-name-complex="Liberation Mono" style:font-size-complex="11pt"/>
    </style:style>
    <style:style style:name="T47" style:family="text">
      <style:text-properties fo:font-variant="normal" fo:text-transform="none" fo:color="#000000" style:font-name="Liberation Mono" fo:font-size="11pt" fo:letter-spacing="normal" fo:font-style="normal" fo:font-weight="normal" officeooo:rsid="002c0627" style:font-name-asian="Noto Sans Mono CJK SC" style:font-size-asian="9.60000038146973pt" style:font-name-complex="Liberation Mono" style:font-size-complex="11pt"/>
    </style:style>
    <style:style style:name="T48" style:family="text">
      <style:text-properties fo:font-variant="normal" fo:text-transform="none" fo:color="#000000" style:font-name="Liberation Mono" fo:font-size="11pt" fo:letter-spacing="normal" fo:font-style="normal" fo:font-weight="normal" officeooo:rsid="000d129b" style:font-name-asian="Noto Sans Mono CJK SC" style:font-size-asian="9.60000038146973pt" style:font-name-complex="Liberation Mono" style:font-size-complex="11pt"/>
    </style:style>
    <style:style style:name="T49" style:family="text">
      <style:text-properties fo:font-variant="normal" fo:text-transform="none" fo:color="#000000" style:font-name="Liberation Mono" fo:font-size="11pt" fo:letter-spacing="normal" fo:font-style="normal" fo:font-weight="normal" officeooo:rsid="002ea62d" style:font-name-asian="Noto Sans Mono CJK SC" style:font-size-asian="9.60000038146973pt" style:font-name-complex="Liberation Mono" style:font-size-complex="11pt"/>
    </style:style>
    <style:style style:name="T50" style:family="text">
      <style:text-properties fo:font-variant="normal" fo:text-transform="none" fo:color="#000000" style:font-name="Liberation Mono" fo:font-size="11pt" fo:letter-spacing="normal" fo:font-style="normal" fo:font-weight="normal" officeooo:rsid="002ffa6d" style:font-name-asian="Noto Sans Mono CJK SC" style:font-size-asian="9.60000038146973pt" style:font-name-complex="Liberation Mono" style:font-size-complex="11pt"/>
    </style:style>
    <style:style style:name="T51" style:family="text">
      <style:text-properties fo:font-variant="normal" fo:text-transform="none" fo:color="#000000" style:font-name="Liberation Mono" fo:font-size="11pt" fo:letter-spacing="normal" fo:font-style="normal" fo:font-weight="normal" officeooo:rsid="003180c3" style:font-name-asian="Noto Sans Mono CJK SC" style:font-size-asian="9.60000038146973pt" style:font-name-complex="Liberation Mono" style:font-size-complex="11pt"/>
    </style:style>
    <style:style style:name="T52" style:family="text">
      <style:text-properties fo:font-variant="normal" fo:text-transform="none" fo:color="#000000" style:font-name="Liberation Mono" fo:font-size="11pt" fo:letter-spacing="normal" fo:font-style="normal" fo:font-weight="normal" officeooo:rsid="0031e416" style:font-name-asian="Noto Sans Mono CJK SC" style:font-size-asian="9.60000038146973pt" style:font-name-complex="Liberation Mono" style:font-size-complex="11pt"/>
    </style:style>
    <style:style style:name="T53" style:family="text">
      <style:text-properties fo:font-variant="normal" fo:text-transform="none" fo:color="#000000" style:font-name="Liberation Mono" fo:font-size="11pt" fo:letter-spacing="normal" fo:font-style="normal" fo:font-weight="normal" officeooo:rsid="0033a209" style:font-name-asian="Noto Sans Mono CJK SC" style:font-size-asian="9.60000038146973pt" style:font-name-complex="Liberation Mono" style:font-size-complex="11pt"/>
    </style:style>
    <style:style style:name="T54" style:family="text">
      <style:text-properties fo:font-variant="normal" fo:text-transform="none" fo:color="#000000" style:font-name="Liberation Mono" fo:font-size="11pt" fo:letter-spacing="normal" fo:font-style="normal" fo:font-weight="normal" officeooo:rsid="00343dd9" style:font-name-asian="Noto Sans Mono CJK SC" style:font-size-asian="9.60000038146973pt" style:font-name-complex="Liberation Mono" style:font-size-complex="11pt"/>
    </style:style>
    <style:style style:name="T55" style:family="text">
      <style:text-properties fo:font-variant="normal" fo:text-transform="none" fo:color="#000000" style:font-name="Liberation Mono" fo:font-size="11pt" fo:letter-spacing="normal" fo:font-style="normal" fo:font-weight="normal" officeooo:rsid="0035fdcf" style:font-name-asian="Noto Sans Mono CJK SC" style:font-size-asian="9.60000038146973pt" style:font-name-complex="Liberation Mono" style:font-size-complex="11pt"/>
    </style:style>
    <style:style style:name="T56" style:family="text">
      <style:text-properties fo:font-variant="normal" fo:text-transform="none" fo:color="#000000" style:font-name="Liberation Mono" fo:font-size="11pt" fo:letter-spacing="normal" fo:font-style="normal" fo:font-weight="normal" officeooo:rsid="0037889d" style:font-name-asian="Noto Sans Mono CJK SC" style:font-size-asian="9.60000038146973pt" style:font-name-complex="Liberation Mono" style:font-size-complex="11pt"/>
    </style:style>
    <style:style style:name="T57" style:family="text">
      <style:text-properties fo:font-variant="normal" fo:text-transform="none" fo:color="#000000" style:font-name="Liberation Mono" fo:font-size="11pt" fo:letter-spacing="normal" fo:font-style="normal" fo:font-weight="normal" officeooo:rsid="003899b8" style:font-name-asian="Noto Sans Mono CJK SC" style:font-size-asian="9.60000038146973pt" style:font-name-complex="Liberation Mono" style:font-size-complex="11pt"/>
    </style:style>
    <style:style style:name="T58" style:family="text">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121e03" style:font-name-asian="Noto Sans Mono CJK SC" style:font-size-asian="9.60000038146973pt" style:font-name-complex="Liberation Mono" style:font-size-complex="11pt"/>
    </style:style>
    <style:style style:name="T59" style:family="text">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0d129b" style:font-name-asian="Noto Sans Mono CJK SC" style:font-size-asian="9.60000038146973pt" style:font-name-complex="Liberation Mono" style:font-size-complex="11pt"/>
    </style:style>
    <style:style style:name="T60" style:family="text">
      <style:text-properties fo:font-variant="normal" fo:text-transform="none" fo:color="#000000" style:font-name="Liberation Mono" fo:font-size="11pt" fo:letter-spacing="normal" fo:font-style="normal" fo:font-weight="bold" officeooo:rsid="002b5055" style:font-name-asian="Noto Sans Mono CJK SC" style:font-size-asian="9.60000038146973pt" style:font-weight-asian="bold" style:font-name-complex="Liberation Mono" style:font-size-complex="11pt" style:font-weight-complex="bold"/>
    </style:style>
    <style:style style:name="T61" style:family="text">
      <style:text-properties fo:font-variant="normal" fo:text-transform="none" fo:color="#000000" style:font-name="Liberation Mono" fo:font-size="11pt" fo:letter-spacing="normal" fo:font-style="normal" fo:font-weight="bold" officeooo:rsid="000b4716" style:font-name-asian="Noto Sans Mono CJK SC" style:font-size-asian="9.60000038146973pt" style:font-weight-asian="bold" style:font-name-complex="Liberation Mono" style:font-size-complex="11pt" style:font-weight-complex="bold"/>
    </style:style>
    <style:style style:name="T62" style:family="text">
      <style:text-properties fo:font-variant="normal" fo:text-transform="none" fo:color="#000000" style:font-name="Liberation Mono" fo:font-size="11pt" fo:letter-spacing="normal" fo:font-style="normal" fo:font-weight="bold" officeooo:rsid="000f1403" style:font-name-asian="Noto Sans Mono CJK SC" style:font-size-asian="9.60000038146973pt" style:font-weight-asian="bold" style:font-name-complex="Liberation Mono" style:font-size-complex="11pt" style:font-weight-complex="bold"/>
    </style:style>
    <style:style style:name="T63" style:family="text">
      <style:text-properties fo:font-variant="normal" fo:text-transform="none" fo:color="#3366cc" style:font-name="tahoma" fo:letter-spacing="normal" fo:font-style="normal" fo:font-weight="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26afce"/>
    </style:style>
    <style:style style:name="T66" style:family="text">
      <style:text-properties officeooo:rsid="001f0b41"/>
    </style:style>
    <style:style style:name="T67" style:family="text">
      <style:text-properties fo:font-size="11pt" style:font-size-asian="9.60000038146973pt" style:font-size-complex="11pt"/>
    </style:style>
    <style:style style:name="T68" style:family="text">
      <style:text-properties fo:font-size="11pt" officeooo:rsid="000a2603" style:font-size-asian="9.60000038146973pt" style:font-size-complex="11pt"/>
    </style:style>
    <style:style style:name="T69" style:family="text">
      <style:text-properties fo:font-size="11pt" officeooo:rsid="001f0b41" style:font-size-asian="9.60000038146973pt" style:font-size-complex="11pt"/>
    </style:style>
    <style:style style:name="T70" style:family="text">
      <style:text-properties fo:font-size="11pt" officeooo:rsid="0036f85a" style:font-size-asian="9.60000038146973pt" style:font-size-complex="11pt"/>
    </style:style>
    <style:style style:name="T71" style:family="text">
      <style:text-properties fo:font-size="11pt" fo:font-weight="bold" officeooo:rsid="0036f85a" style:font-size-asian="9.60000038146973pt" style:font-weight-asian="bold" style:font-size-complex="11pt" style:font-weight-complex="bold"/>
    </style:style>
    <style:style style:name="T72" style:family="text">
      <style:text-properties fo:font-size="11pt" fo:font-weight="normal" officeooo:rsid="0036f85a" style:font-size-asian="9.60000038146973pt" style:font-weight-asian="normal" style:font-size-complex="11pt" style:font-weight-complex="normal"/>
    </style:style>
    <style:style style:name="T73" style:family="text">
      <style:text-properties fo:font-size="11pt" fo:font-weight="normal" officeooo:rsid="0037889d" style:font-size-asian="9.60000038146973pt" style:font-weight-asian="normal" style:font-size-complex="11pt" style:font-weight-complex="normal"/>
    </style:style>
    <style:style style:name="T74" style:family="text">
      <style:text-properties style:font-name="Liberation Mono" fo:font-size="11pt" officeooo:rsid="001f0b41" style:font-name-asian="Noto Sans Mono CJK SC" style:font-size-asian="9.60000038146973pt" style:font-name-complex="Liberation Mono" style:font-size-complex="11pt"/>
    </style:style>
    <style:style style:name="T75" style:family="text">
      <style:text-properties style:font-name="Liberation Mono" fo:font-size="11pt" fo:font-weight="normal" officeooo:rsid="0036f85a" style:font-name-asian="Noto Sans Mono CJK SC" style:font-size-asian="9.60000038146973pt" style:font-weight-asian="normal" style:font-name-complex="Liberation Mono" style:font-size-complex="11pt" style:font-weight-complex="normal"/>
    </style:style>
    <style:style style:name="T76" style:family="text">
      <style:text-properties style:font-name="Liberation Mono" fo:font-size="11pt" fo:font-weight="normal" officeooo:rsid="0037889d" style:font-name-asian="Noto Sans Mono CJK SC" style:font-size-asian="9.60000038146973pt" style:font-weight-asian="normal" style:font-name-complex="Liberation Mono" style:font-size-complex="11pt" style:font-weight-complex="normal"/>
    </style:style>
    <style:style style:name="T77" style:family="text">
      <style:text-properties style:font-name="Monotype.com" style:font-size-asian="11pt"/>
    </style:style>
    <style:style style:name="T78" style:family="text">
      <style:text-properties style:font-name="Monotype.com" officeooo:rsid="000ae8ad" style:font-size-asian="11pt"/>
    </style:style>
    <style:style style:name="T79" style:family="text">
      <style:text-properties style:font-name="Monotype.com" officeooo:rsid="0025a77b" style:font-size-asian="11pt"/>
    </style:style>
    <style:style style:name="T80" style:family="text">
      <style:text-properties style:font-name="Monotype.com" officeooo:rsid="0023e633" style:font-size-asian="11pt"/>
    </style:style>
    <style:style style:name="T81" style:family="text">
      <style:text-properties style:font-name="Monotype.com" officeooo:rsid="002584a0" style:font-size-asian="11pt"/>
    </style:style>
    <style:style style:name="T82" style:family="text">
      <style:text-properties style:font-name="Monotype.com" officeooo:rsid="0026afce" style:font-size-asian="11pt"/>
    </style:style>
    <style:style style:name="T83" style:family="text">
      <style:text-properties style:font-name="Monotype.com" officeooo:rsid="002c0627" style:font-size-asian="11pt"/>
    </style:style>
    <style:style style:name="T84" style:family="text">
      <style:text-properties officeooo:rsid="0025a77b"/>
    </style:style>
    <style:style style:name="T85" style:family="text">
      <style:text-properties officeooo:rsid="002a1912"/>
    </style:style>
    <style:style style:name="T86" style:family="text">
      <style:text-properties officeooo:rsid="002c0627"/>
    </style:style>
    <style:style style:name="T87" style:family="text">
      <style:text-properties officeooo:rsid="002ea62d"/>
    </style:style>
    <style:style style:name="T88" style:family="text">
      <style:text-properties officeooo:rsid="003180c3"/>
    </style:style>
    <style:style style:name="T89" style:family="text">
      <style:text-properties officeooo:rsid="0031e416"/>
    </style:style>
    <style:style style:name="T90" style:family="text">
      <style:text-properties fo:font-weight="bold" style:font-weight-asian="bold" style:font-weight-complex="bold"/>
    </style:style>
    <style:style style:name="T91" style:family="text">
      <style:text-properties officeooo:rsid="003788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 introduction to the IUP GUI via Open Euphoria</text:p>
      <text:p text:style-name="P1"/>
      <text:p text:style-name="P12"><text:span text:style-name="T68">This document </text:span><text:span text:style-name="T74">is designed</text:span><text:span text:style-name="T68"> to </text:span><text:span text:style-name="T74">introduce</text:span><text:span text:style-name="T68"> new users to the IUP GUI, </text:span><text:span text:style-name="T69">so that they might</text:span><text:span text:style-name="T68"> create relevant and </text:span><text:span text:style-name="T74">useful</text:span><text:span text:style-name="T68"> </text:span><text:span text:style-name="T74">applications</text:span><text:span text:style-name="T68">.</text:span></text:p>
      <text:p text:style-name="P12"><text:span text:style-name="T68"/></text:p>
      <text:p text:style-name="P75">The IUP library</text:p>
      <text:p text:style-name="P74"><text:span text:style-name="T67"/></text:p>
      <text:p text:style-name="P74"><text:span text:style-name="T67">An introduction to the library might be helpful, especially to new users. It may even help to think of the Toolbox rather like an OOP setup.</text:span></text:p>
      <text:p text:style-name="P74"><text:span text:style-name="T67"/></text:p>
      <text:p text:style-name="P72"><text:span text:style-name="T70">On the one hand there is IUP as a </text:span><text:span text:style-name="T71">system</text:span><text:span text:style-name="T72">. Here the system has controlling routines to open and close the toolbox and </text:span><text:span text:style-name="T75">determine</text:span><text:span text:style-name="T72"> the version. Additionally there </text:span><text:span text:style-name="T75">is</text:span><text:span text:style-name="T72"> a lot of </text:span><text:span text:style-name="T71">predefined</text:span><text:span text:style-name="T72"> material for standard GUI purposes: getting or displaying textual material, searching files, choosing colours or fonts, displaying processing progress, etc. All of these routines involve some form of (controlled) interaction with a user. As a general rule there is, as well as a very generalised predefined tool, a simplified form which requires much less knowledge of IUP. For example, </text:span><text:span text:style-name="T12">IupColorDlg</text:span><text:span text:style-name="T72"> is the generalised function; whilst </text:span><text:span text:style-name="T12">IupGetColor</text:span><text:span text:style-name="T72"> is the short form.</text:span></text:p>
      <text:p text:style-name="P72"><text:span text:style-name="T72"/></text:p>
      <text:p text:style-name="P72"><text:span text:style-name="T72">On the other hand the IUP Toolbox offers a full array of GUI widgets which a user can attach to a bespoke design, based on the top-level window concept – in IUP this is a </text:span><text:span text:style-name="T71">dialog</text:span><text:span text:style-name="T72">. Anyone can build their own dialog; </text:span><text:span text:style-name="T73">each one is built</text:span><text:span text:style-name="T72"> from the bottom up using whatever widgets suit </text:span><text:span text:style-name="T73">the particular design</text:span><text:span text:style-name="T72">. Each type of widget has its own set of properties (</text:span><text:span text:style-name="T71">attributes</text:span><text:span text:style-name="T72"> in IUP) just as in OOP, with certain attributes </text:span><text:span text:style-name="T75">being in common for most, if not all, widget types. </text:span><text:span text:style-name="T76">This aspect of IUP includes the ability to trap events and construct suitable event-handling functions.</text:span></text:p>
      <text:p text:style-name="P72"><text:span text:style-name="T76"/></text:p>
      <text:p text:style-name="P73"><text:span text:style-name="T76">NB. In this implementation of the IUP GUI Toolkit the naming convention of all IUP functions follows that of the C language implementation, so that there is no need to repeat all the documentation specifically for this Open Euphoria wrapper.</text:span></text:p>
      <text:p text:style-name="P72"><text:span text:style-name="T75"/></text:p>
      <text:p text:style-name="P72"><text:span text:style-name="T75">We look at each of these ideas in turn.</text:span></text:p>
      <text:p text:style-name="P3"/>
      <text:p text:style-name="P6">Predefined dialogs</text:p>
      <text:p text:style-name="P5"/>
      <text:p text:style-name="P3">It is possible to create quite complex GUI applications using one or more of IUP’s predefined dialogs.</text:p>
      <text:p text:style-name="P3"/>
      <text:p text:style-name="P4"><text:span text:style-name="T1">For example, you can use </text:span><text:span text:style-name="T66">the </text:span><text:span text:style-name="T5">IupG</text:span><text:span text:style-name="T2">etText </text:span><text:span text:style-name="T4">function </text:span><text:span text:style-name="T16">to invite a user to provide some information, then, after due processing, report t</text:span><text:span text:style-name="T13">he outcome using </text:span><text:span text:style-name="T14">the</text:span><text:span text:style-name="T13"> </text:span><text:span text:style-name="T15">IupM</text:span><text:span text:style-name="T3">essage </text:span><text:span text:style-name="T16">function.</text:span></text:p>
      <text:p text:style-name="P55"/>
      <text:p text:style-name="P33">Furthermore, specialised message options allow errors and alarms to be reported, with further options available by <text:span text:style-name="T91">choosing to </text:span>trap the user response.</text:p>
      <text:p text:style-name="P33"/>
      <text:p text:style-name="P23"><text:span text:style-name="T46">The </text:span><text:span text:style-name="T6">IupGetParam</text:span><text:span text:style-name="T63"> </text:span><text:span text:style-name="T18">function, </text:span><text:span text:style-name="T46">although perhaps a little difficult to master, is probably the most versatile of all the </text:span><text:span text:style-name="T60">predefined</text:span><text:span text:style-name="T46"> dialog options: you can build complex interactions with this function alone! </text:span><text:span text:style-name="T55">(If you want to learn more about how to use this function then it is well treated in the Donovan tutorial in this distro.)</text:span></text:p>
      <text:p text:style-name="P33"/>
      <text:p text:style-name="P12"><text:soft-page-break/><text:span text:style-name="T18">Don’t disregard th</text:span><text:span text:style-name="T46">ese</text:span><text:span text:style-name="T18"> </text:span><text:span text:style-name="T46">ways</text:span><text:span text:style-name="T18"> of using IUP, especially if all you require is a relatively simple set of user interactions, with no particular need for a base “window” on which to sit the GUI elements.</text:span></text:p>
      <text:p text:style-name="P33"/>
      <text:p text:style-name="P33"/>
      <text:p text:style-name="P67">Designing dialogs</text:p>
      <text:p text:style-name="P31"/>
      <text:p text:style-name="P7"><text:span text:style-name="T18">To use the full range of IUP requires </text:span><text:span text:style-name="T19">the user to go through a formal process, involving a </text:span><text:span text:style-name="T33">core</text:span><text:span text:style-name="T19"> of four steps:</text:span></text:p>
      <text:p text:style-name="P34"/>
      <text:list xml:id="list1270599866" text:style-name="L1">
        <text:list-item>
          <text:p text:style-name="P61">call the <text:span text:style-name="T80">IupO</text:span><text:span text:style-name="T77">pen</text:span> function to initiate IUP</text:p>
        </text:list-item>
        <text:list-item>
          <text:p text:style-name="P61">display, using<text:span text:style-name="T83"> </text:span><text:span text:style-name="T79">IupS</text:span><text:span text:style-name="T77">how</text:span>, a previously-defined <text:span text:style-name="T80">IupD</text:span><text:span text:style-name="T77">ialog</text:span> widget</text:p>
        </text:list-item>
        <text:list-item>
          <text:p text:style-name="P61">initiate the event management system, via a call to <text:span text:style-name="T80">Iup</text:span><text:span text:style-name="T81">Main</text:span><text:span text:style-name="T80">L</text:span><text:span text:style-name="T77">oop</text:span></text:p>
        </text:list-item>
        <text:list-item>
          <text:p text:style-name="P68"><text:span text:style-name="T19">call </text:span><text:span text:style-name="T8">IupC</text:span><text:span text:style-name="T7">lose</text:span><text:span text:style-name="T19"> to shut down the application</text:span></text:p>
        </text:list-item>
      </text:list>
      <text:p text:style-name="P34"/>
      <text:p text:style-name="P59"><text:span text:style-name="T17">Example 1 shows this in detail, using Open Euphoria. </text:span><text:span text:style-name="T20">Note that you cannot actually see the “window” without opening out the I-bar in the middle of your screen.</text:span></text:p>
      <text:p text:style-name="P35"/>
      <text:p text:style-name="P13"><text:span text:style-name="T51">(</text:span><text:span text:style-name="T20">Y</text:span><text:span text:style-name="T38">ou may need to do two things before you can get Example 1 (and </text:span><text:span text:style-name="T47">even </text:span><text:span text:style-name="T38">the </text:span><text:span text:style-name="T47">later</text:span><text:span text:style-name="T38"> examples) to work:</text:span></text:p>
      <text:p text:style-name="P53"/>
      <text:list xml:id="list720459414" text:style-name="L2">
        <text:list-item>
          <text:p text:style-name="P62">create (or edit any existing version of) the eu.cfg file, to ensure that you are “pointing at” the include file iup.ew</text:p>
        </text:list-item>
        <text:list-item>
          <text:p text:style-name="P69"><text:span text:style-name="T38">set up your IDE, if you are using one, to hold open the console window – in the background – so that you can see the I-bar; otherwise uncomment the line containing “getc(0)”</text:span><text:span text:style-name="T51">)</text:span></text:p>
        </text:list-item>
      </text:list>
      <text:p text:style-name="P35"/>
      <text:p text:style-name="P14"><text:span text:style-name="T20">Example 2 makes a better job of </text:span><text:span text:style-name="T51">showing the window</text:span><text:span text:style-name="T20"> without adding a further line of code.</text:span></text:p>
      <text:p text:style-name="P36"/>
      <text:p text:style-name="P36">A bit of explaining is needed here.</text:p>
      <text:p text:style-name="P36"/>
      <text:p text:style-name="P14"><text:span text:style-name="T20">Firstly, a widget, of any type, only needs to be formally declared </text:span><text:span text:style-name="T39">(assigned any sort of value – fixed or variable) </text:span><text:span text:style-name="T20">if we need to refer to it explicitly elsewhere in the code.</text:span></text:p>
      <text:p text:style-name="P36"/>
      <text:p text:style-name="P36">IUP works on the basis of showing a single top-level window for any given application. IUP calls this a <text:span text:style-name="T79">IupD</text:span><text:span text:style-name="T78">ialog</text:span> widget. It has to be explicitly <text:span text:style-name="T78">(Iup)Show</text:span>n <text:span text:style-name="T88">for us to see it</text:span>.</text:p>
      <text:p text:style-name="P36"/>
      <text:p text:style-name="P36">IUP has quite a simple, but very flexible, approach to sizing. As a general rule, it <text:span text:style-name="T86">has </text:span>a conservative view of sizing, so in our most basic example, where the undeclared <text:span text:style-name="T79">IupDi</text:span><text:span text:style-name="T78">alog</text:span> widget has no explicit properties, it appears as a totally shrunken object! <text:span text:style-name="T84">Why? </text:span><text:span text:style-name="T86">We need to consider the notion of properties to explain this.</text:span></text:p>
      <text:p text:style-name="P36"/>
      <text:p text:style-name="P14"><text:span text:style-name="T20">All IUP widgets </text:span><text:span text:style-name="T47">possess properties which can be</text:span><text:span text:style-name="T20"> </text:span><text:span text:style-name="T51">s</text:span><text:span text:style-name="T47">et</text:span><text:span text:style-name="T20"> and, where desirable, changed. In IUP a property is known as an </text:span><text:span text:style-name="T61">Attribute</text:span><text:span text:style-name="T20"> and, in general, it can be set in one of three ways:</text:span></text:p>
      <text:p text:style-name="P36"/>
      <text:list xml:id="list2581838615" text:style-name="L3">
        <text:list-item>
          <text:p text:style-name="P63">at first declaration, <text:span text:style-name="T84">if allowed at that point</text:span></text:p>
        </text:list-item>
        <text:list-item>
          <text:p text:style-name="P70"><text:span text:style-name="T20">using the </text:span><text:span text:style-name="T9">IupSetAttribute</text:span><text:span text:style-name="T20"> </text:span><text:span text:style-name="T47">procedure</text:span></text:p>
        </text:list-item>
        <text:list-item>
          <text:p text:style-name="P70"><text:span text:style-name="T20">using the </text:span><text:span text:style-name="T9">IupSetAttributes</text:span><text:span text:style-name="T20"> function, where multiple attributes can be set in one statement</text:span></text:p>
        </text:list-item>
      </text:list>
      <text:p text:style-name="P36"/>
      <text:p text:style-name="P52">All attributes have default values (see the documentation for precise <text:soft-page-break/>detail), hence the shrunken Dialog widget in Example 1.</text:p>
      <text:p text:style-name="P32"/>
      <text:p text:style-name="P24"><text:span text:style-name="T48">So in Example 2 we use this </text:span><text:span text:style-name="T47">last-named</text:span><text:span text:style-name="T48"> function not only to give the “window” a caption (TITLE) but also force its size so that the caption is fully visible. Note that the window’s position on the screen </text:span><text:span text:style-name="T51">in both examples</text:span><text:span text:style-name="T48"> is determined by </text:span><text:span text:style-name="T51">the</text:span><text:span text:style-name="T48"> default setting of the PLACEMENT attribute.</text:span></text:p>
      <text:p text:style-name="P32"/>
      <text:p text:style-name="P32">All window-based IUP applications follow this structure.</text:p>
      <text:p text:style-name="P32"/>
      <text:p text:style-name="P15"><text:span text:style-name="T34">A minor note: contrary to how the code looks, the function </text:span><text:span text:style-name="T9">IupClose</text:span><text:span text:style-name="T34"> doesn’t automatically close the application, but only does so when the </text:span><text:span text:style-name="T9">IupMainLoop</text:span><text:span text:style-name="T34"> is exited. In these early examples your only option is to click the X in the <text:s/>main window, but there are other ways – see later. </text:span><text:span text:style-name="T47">Once IUP received an appropriate “exit” signal then the loop terminates and the application closes.</text:span></text:p>
      <text:p text:style-name="P32"/>
      <text:p text:style-name="P27">Widgets</text:p>
      <text:p text:style-name="P27"/>
      <text:p text:style-name="P24"><text:span text:style-name="T48">In the Euphoria implementation of IUP every widget is declared just </text:span><text:span text:style-name="T59">ONCE</text:span><text:span text:style-name="T48">. This declaration can be indirect, as shown in Examples 1 and 2. </text:span><text:span text:style-name="T35">I</text:span><text:span text:style-name="T48">f, </text:span><text:span text:style-name="T35">however,</text:span><text:span text:style-name="T48"> the user needs to refer to </text:span><text:span text:style-name="T47">the widget</text:span><text:span text:style-name="T48"> again, or simply prefers to be </text:span><text:span text:style-name="T47">consistently </text:span><text:span text:style-name="T48">explicit, it is recommended that it is declared as a fixed value (</text:span><text:span text:style-name="T7">constant</text:span><text:span text:style-name="T48">). This is true even of the application changes the attributes of a given widget during the course of the processing, as such changes are effected </text:span><text:span text:style-name="T56">within IUP’s widget structures,</text:span><text:span text:style-name="T48"> rather th</text:span><text:span text:style-name="T56">a</text:span><text:span text:style-name="T48">n </text:span><text:span text:style-name="T56">by </text:span><text:span text:style-name="T48">re-defining the widget</text:span><text:span text:style-name="T35"> – </text:span><text:span text:style-name="T56">see below for more</text:span><text:span text:style-name="T48">.</text:span></text:p>
      <text:p text:style-name="P32"/>
      <text:p text:style-name="P32">Example 3 shows <text:span text:style-name="T87">how to implement </text:span>this approach, <text:span text:style-name="T87">explicitly using </text:span><text:span text:style-name="T82">IupSetAttribute</text:span><text:span text:style-name="T87"> </text:span>to <text:span text:style-name="T87">(re)set </text:span><text:span text:style-name="T88">different </text:span><text:span text:style-name="T87">property values. Note that Example 3 </text:span>yield<text:span text:style-name="T87">s</text:span> exactly the same result as Example 2.</text:p>
      <text:p text:style-name="P32"/>
      <text:p text:style-name="P16"><text:span text:style-name="T40">So far the </text:span><text:span text:style-name="T10">IupDialog</text:span><text:span text:style-name="T40"> top-level window has nothing placed on it.</text:span></text:p>
      <text:p text:style-name="P37"/>
      <text:p text:style-name="P17"><text:span text:style-name="T36">A widget object is actually a pointer to an IUP </text:span><text:span text:style-name="T41">C-language </text:span><text:span text:style-name="T36">structure. The link is through a “handle” which is the return value from calling a Constructor-like creator function. Some creators allow initial settings of one or more attributes, but, basically, the </text:span><text:span text:style-name="T10">IupSetAttribute</text:span><text:span text:style-name="T36"> function is the one which accesses and changes the values in the IUP structure. (A slightly </text:span><text:span text:style-name="T49">challenging</text:span><text:span text:style-name="T36"> note: the </text:span><text:span text:style-name="T10">IupSetAttributes</text:span><text:span text:style-name="T36"> function is a quasi-creator function, which operates, by default, on the handle in the argument, </text:span><text:span text:style-name="T35">but which could be assigned to a new name, if desired</text:span><text:span text:style-name="T36">. </text:span><text:span text:style-name="T51">That is, the function goes through the process of creating a new structure, but, by default, </text:span><text:span text:style-name="T57">then (re)</text:span><text:span text:style-name="T51">assigns it to the existing one.</text:span><text:span text:style-name="T36">)</text:span></text:p>
      <text:p text:style-name="P40"/>
      <text:p text:style-name="P41">Widgets fall into essentially two camps: those which form the elements of the <text:span text:style-name="T82">IupDialog</text:span>; those which govern the layout of the main window. (Note that IUP uses the term <text:span text:style-name="T90">Controls</text:span> for widgets.)</text:p>
      <text:p text:style-name="P40"/>
      <text:p text:style-name="P57"><text:span text:style-name="T17">The former are called Standard Controls and include such elements as buttons, labels, texts, radio buttons and checkboxes </text:span><text:span text:style-name="T22">(IUP calls these toggles)</text:span><text:span text:style-name="T17">.</text:span></text:p>
      <text:p text:style-name="P40"/>
      <text:p text:style-name="P26"><text:span text:style-name="T49">Members of t</text:span><text:span text:style-name="T36">he </text:span><text:span text:style-name="T49">second group of widgets</text:span><text:span text:style-name="T36"> are called </text:span><text:span text:style-name="T62">Container</text:span><text:span text:style-name="T36"> Controls. </text:span><text:span text:style-name="T49">These </text:span><text:span text:style-name="T36">are used for </text:span><text:span text:style-name="T21">determining the precise layout of the </text:span><text:span text:style-name="T49">embedded</text:span><text:span text:style-name="T21"> </text:span><text:span text:style-name="T49">c</text:span><text:span text:style-name="T21">ontrols, in terms of </text:span><text:span text:style-name="T36">grouping, sizing </text:span><text:span text:style-name="T21">and general design. </text:span><text:span text:style-name="T35">They consist of a set of specialised “boxes”, with differing layout features. </text:span><text:span text:style-name="T49">Note that the embedded controls can be one or more </text:span><text:span text:style-name="T21">Standard </text:span><text:span text:style-name="T49">Controls, but you </text:span><text:soft-page-break/><text:span text:style-name="T49">can also use Container Controls to </text:span><text:span text:style-name="T52">embed other Containers to refine</text:span><text:span text:style-name="T49"> your overall design.</text:span></text:p>
      <text:p text:style-name="P42"/>
      <text:p text:style-name="P17"><text:span text:style-name="T21">Example 4 shows how we can arrange four Standard Controls in a very precise way. </text:span><text:span text:style-name="T22">Note that these particular </text:span><text:span text:style-name="T52">C</text:span><text:span text:style-name="T22">ontainers are invisible, </text:span><text:span text:style-name="T49">although the individual Standard Controls are clearly </text:span><text:span text:style-name="T52">grouped</text:span><text:span text:style-name="T49"> within</text:span><text:span text:style-name="T22">. Example 5 shows </text:span><text:span text:style-name="T49">exactly </text:span><text:span text:style-name="T22">the same material </text:span><text:span text:style-name="T49">but </text:span><text:span text:style-name="T22">with borders. </text:span><text:span text:style-name="T23">Note that you have to use an extra Container </text:span><text:span text:style-name="T35">widget </text:span><text:span text:style-name="T23">to create a border; one which takes only a single “</text:span><text:span text:style-name="T35">child” </text:span><text:span text:style-name="T23">widget as argument, but which allows </text:span><text:span text:style-name="T52">the user to </text:span><text:span text:style-name="T23">assign a name </text:span><text:span text:style-name="T52">to it</text:span><text:span text:style-name="T23">. Note also an example of a compound definition, by-passing a specific assignment, </text:span><text:span text:style-name="T52">using</text:span><text:span text:style-name="T35"> the </text:span><text:span text:style-name="T10">IupSetAttributes</text:span><text:span text:style-name="T35"> function</text:span><text:span text:style-name="T23">.</text:span></text:p>
      <text:p text:style-name="P43"/>
      <text:p text:style-name="P8"><text:span text:style-name="T23">To obtain very specific designs you do need to learn about all the different Container types, but you can do a lot with </text:span><text:span text:style-name="T52">j</text:span><text:span text:style-name="T57">u</text:span><text:span text:style-name="T52">st two:</text:span><text:span text:style-name="T23"> the </text:span><text:span text:style-name="T10">IupHbox</text:span><text:span text:style-name="T23"> (horizontal box</text:span><text:span text:style-name="T49">)</text:span><text:span text:style-name="T23"> and </text:span><text:span text:style-name="T10">IupVbox</text:span><text:span text:style-name="T23"> (vertical box) widgets, especially if you use the GAP attribute to aid spacing. </text:span><text:span text:style-name="T24">Note, also, that, to a reasonable extent, the “internal” sizing, within a Box, is handled without any form of user input. This is one reason for IUP’s simplicity. </text:span><text:span text:style-name="T35">(A change to a detail in an embedded widget is automatically accounted for by the relevant Container(s). You can demonstrate this by changing, for example, the TITLE of one of the widgets in the example and re-running the app.)</text:span></text:p>
      <text:p text:style-name="P39"/>
      <text:p text:style-name="P28">Events</text:p>
      <text:p text:style-name="P28"/>
      <text:p text:style-name="P9"><text:span text:style-name="T24">So much for </text:span><text:span text:style-name="T58">designing</text:span><text:span text:style-name="T24"> a Window-based application. </text:span><text:span text:style-name="T35">It isn’t </text:span><text:span text:style-name="T24">much use without any means of trapping and acting upon a user response, </text:span><text:span text:style-name="T35">though</text:span><text:span text:style-name="T24">.</text:span></text:p>
      <text:p text:style-name="P38"/>
      <text:p text:style-name="P9"><text:span text:style-name="T35">Note, however, in the general framework</text:span><text:span text:style-name="T24"> the call to the </text:span><text:span text:style-name="T10">IupMainLoop</text:span><text:span text:style-name="T24"> function. This call activates user interaction, and keeps the main </text:span><text:span text:style-name="T10">IupDialog</text:span><text:span text:style-name="T24"> open, until there is a forced closure of that loop.</text:span></text:p>
      <text:p text:style-name="P38"/>
      <text:p text:style-name="P38">So all we need to know is how to handle an <text:span text:style-name="T65">e</text:span><text:span text:style-name="T64">vent</text:span>, triggered by a user click or keyboard action.</text:p>
      <text:p text:style-name="P38"/>
      <text:p text:style-name="P9"><text:span text:style-name="T24">Each widget class has its own set of recognisable actions, of which the type ACTION is the most general. So, for example, ACTION and BUTTON_CB are</text:span><text:span text:style-name="T52"> </text:span><text:span text:style-name="T24">code types for the clicking of the left-hand mouse button </text:span><text:span text:style-name="T37">when</text:span><text:span text:style-name="T25"> applied to a</text:span><text:span text:style-name="T50">n</text:span><text:span text:style-name="T25"> </text:span><text:span text:style-name="T10">IupButton</text:span><text:span text:style-name="T25"> widget</text:span><text:span text:style-name="T24">. </text:span><text:span text:style-name="T50">In contrast, t</text:span><text:span text:style-name="T25">he DBLCLICK_CB action code, for example, applies to some more complex widget classes. </text:span><text:span text:style-name="T50">The full IUP documentation details every ACTION for </text:span><text:span text:style-name="T52">each relevant</text:span><text:span text:style-name="T50"> widget. </text:span></text:p>
      <text:p text:style-name="P44"/>
      <text:p text:style-name="P18"><text:span text:style-name="T25">The process you wish to carry out for a given action </text:span><text:span text:style-name="T41">has to be</text:span><text:span text:style-name="T25"> encoded in a separate function, best given a meaningful name, which can be placed anywhere inside the </text:span><text:span text:style-name="T52">application’s</text:span><text:span text:style-name="T25"> code block. The return value should be one of IUP’s special codes and should signify whether, </text:span><text:span text:style-name="T57">for example,</text:span><text:span text:style-name="T25"> the application loop should continue running (IUP_CONTINUE) or terminate (IUP_CLOSE), </text:span><text:span text:style-name="T42">which is actually equivalent, in this implementation, to calling the </text:span><text:span text:style-name="T10">IupClose</text:span><text:span text:style-name="T42"> function</text:span><text:span text:style-name="T25">. </text:span><text:span text:style-name="T57">The code IUP_DEFAULT is also frequently called upon.</text:span></text:p>
      <text:p text:style-name="P45"/>
      <text:p text:style-name="P60"><text:span text:style-name="T17">Linking the function to the widget is achieved through a call to the </text:span><text:span text:style-name="T11">IupSetCallback</text:span><text:span text:style-name="T43"> </text:span><text:span text:style-name="T26">function, which associates widget and action with the relevant routine.</text:span></text:p>
      <text:p text:style-name="P46"/>
      <text:p text:style-name="P10"><text:span text:style-name="T26">Example 6 is a very simple illustration of this. </text:span><text:span text:style-name="T27">Two callback functions are defined to illustrate the </text:span><text:span text:style-name="T28">different return codes. </text:span><text:span text:style-name="T37">The function </text:span><text:soft-page-break/><text:span text:style-name="T11">IupSetCallback</text:span><text:span text:style-name="T37"> has a slightly odd syntax, designed to make it similar in looks to the C language code, which Euphoria most closely resembles. The “internal” call to the </text:span><text:span text:style-name="T7">Icallback</text:span><text:span text:style-name="T37"> function handles a couple of little tricks particular to Open Euphoria. This illustration also </text:span><text:span text:style-name="T50">includes the use of</text:span><text:span text:style-name="T37"> one of the widget-specific action codes </text:span><text:span text:style-name="T50">(VALUECHANGED_CB on the toggle)</text:span><text:span text:style-name="T37">.</text:span></text:p>
      <text:p text:style-name="P47"/>
      <text:p text:style-name="P29">Some programming tips</text:p>
      <text:p text:style-name="P56"/>
      <text:p text:style-name="P11"><text:span text:style-name="T29">A very good approach to designing your own IUP-based apps is to sketch out your design on a piece of paper. Use </text:span><text:span text:style-name="T32">lozenges</text:span><text:span text:style-name="T29"> or rectangles to show how the basic controls are to be grouped together; </text:span><text:span text:style-name="T32">thus revealing “horizontal” and “vertical” groupings</text:span><text:span text:style-name="T29">. </text:span><text:span text:style-name="T30">W</text:span><text:span text:style-name="T29">hen </text:span><text:span text:style-name="T50">you translate your design to </text:span><text:span text:style-name="T30">code</text:span><text:span text:style-name="T29">, </text:span><text:span text:style-name="T50">the diagram helps you to arrange </text:span><text:span text:style-name="T29">the various Containers </text:span><text:span text:style-name="T50">to </text:span><text:span text:style-name="T29">embrace the </text:span><text:span text:style-name="T50">S</text:span><text:span text:style-name="T29">tandard </text:span><text:span text:style-name="T50">C</text:span><text:span text:style-name="T29">ontrols </text:span><text:span text:style-name="T50">which form the core of your design</text:span><text:span text:style-name="T29">.</text:span></text:p>
      <text:p text:style-name="P48"/>
      <text:p text:style-name="P58"><text:span text:style-name="T29">Y</text:span><text:span text:style-name="T17">ou need to study the IUP documentation to learn the various attributes a given control has; also how these are similar or different one control to another </text:span><text:span text:style-name="T31">(for example: TITLE as opposed to VALUE)</text:span><text:span text:style-name="T17">.</text:span></text:p>
      <text:p text:style-name="P49"/>
      <text:p text:style-name="P19"><text:span text:style-name="T30">You also need to study the ways in which the creator functions take their argument(s). Basically there are </text:span><text:span text:style-name="T43">four</text:span><text:span text:style-name="T30"> kinds:</text:span></text:p>
      <text:p text:style-name="P49"/>
      <text:list xml:id="list1097538043" text:style-name="L4">
        <text:list-item>
          <text:p text:style-name="P64">functions with no arguments</text:p>
        </text:list-item>
        <text:list-item>
          <text:p text:style-name="P65">functions which allow you to set a(n initial) TITLE/VALUE attribute</text:p>
        </text:list-item>
        <text:list-item>
          <text:p text:style-name="P64">functions which take a single enclosed control as <text:span text:style-name="T89">the</text:span> argument</text:p>
        </text:list-item>
        <text:list-item>
          <text:p text:style-name="P64">functions which take a<text:span text:style-name="T85"> </text:span>sequence argument – typically the set of enclosed controls</text:p>
        </text:list-item>
      </text:list>
      <text:p text:style-name="P49"/>
      <text:p text:style-name="P21"><text:span text:style-name="T31">Essentially IUP code builds inside-out, so inner controls must pre-exist when defining outer ones, </text:span><text:span text:style-name="T44">or, </text:span><text:span text:style-name="T43">as we have shown in some examples,</text:span><text:span text:style-name="T44"> <text:s/>incorporated on-the-fly</text:span><text:span text:style-name="T31">. </text:span><text:span text:style-name="T43">Note that wherever</text:span><text:span text:style-name="T44"> an event is to be trapped, the associated widget must be defined explicitly.</text:span></text:p>
      <text:p text:style-name="P50"/>
      <text:p text:style-name="P30">Learning more</text:p>
      <text:p text:style-name="P51"/>
      <text:p text:style-name="P22"><text:span text:style-name="T44">Other, more extensive, tutorials </text:span><text:span text:style-name="T50">can be found elsewhere in this distro</text:span><text:span text:style-name="T44">, as </text:span><text:span text:style-name="T50">can</text:span><text:span text:style-name="T44"> a range of examples, found </text:span><text:span text:style-name="T43">b</text:span><text:span text:style-name="T44">y </text:span><text:span text:style-name="T43">exploring</text:span><text:span text:style-name="T44"> </text:span><text:span text:style-name="T43">the demos folder</text:span><text:span text:style-name="T44">. These are </text:span><text:span text:style-name="T43">essentially Open Euphoria conversions of the examples on the IUP site, which were </text:span><text:span text:style-name="T44">written in C. The </text:span><text:span text:style-name="T43">originals</text:span><text:span text:style-name="T44"> tend to be </text:span><text:span text:style-name="T43">quite</text:span><text:span text:style-name="T44"> IUP-centric, which can sometimes be off-putting to </text:span><text:span text:style-name="T52">the</text:span><text:span text:style-name="T44"> novice, </text:span><text:span text:style-name="T43">so the Euphoria versions try to be slightly more Euphoric in nature</text:span><text:span text:style-name="T44">.</text:span></text:p>
      <text:p text:style-name="P51"/>
      <text:p text:style-name="P20"><text:span text:style-name="T44">D</text:span><text:span text:style-name="T43">o study the code of these, rather than </text:span><text:span text:style-name="T50">just </text:span><text:span text:style-name="T43">running them, but </text:span><text:span text:style-name="T50">do that too,</text:span><text:span text:style-name="T43"> if by doing so you understand better what the code is trying to achieve. In general the “demo” examples are geared to displaying a single feature, but inevitably other features are </text:span><text:span text:style-name="T45">used to effect the desired overall result.</text:span></text:p>
      <text:p text:style-name="P54"/>
      <text:p text:style-name="P25"><text:span text:style-name="T52">Most</text:span><text:span text:style-name="T47"> of these demonstration apps use a “main” procedure, following the built-in C-language use of a “main” function. </text:span><text:span text:style-name="T52">Obviously, w</text:span><text:span text:style-name="T47">hen adopting this approach, it is necessary to assign a variable value to all explicitly defined widgets </text:span><text:span text:style-name="T52">therein</text:span><text:span text:style-name="T47">, rather than follow the fixed value (constant) recommendation above. One of the attractions of Euphoria is its flexibility, thus offering the ability to write your apps in either format. </text:span><text:span text:style-name="T53">Always remember, though, that the handle is the pointer to an attribute-rich structure, so if you reassign the variable (</text:span><text:span text:style-name="T54">even if only </text:span><text:span text:style-name="T53">by mistake?) you will lose that essential conn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type.com" svg:font-family="Monotype.com, 'Courier New', Courier, monospace"/>
    <style:font-face style:name="tahoma" svg:font-family="tahoma, verdana, arial, helvetic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23T22:09:25.463688097</dc:date>
    <meta:editing-duration>PT9H48M42S</meta:editing-duration>
    <meta:editing-cycles>27</meta:editing-cycles>
    <meta:generator>LibreOffice/6.4.7.2$Linux_X86_64 LibreOffice_project/40$Build-2</meta:generator>
    <meta:document-statistic meta:table-count="0" meta:image-count="0" meta:object-count="0" meta:page-count="5" meta:paragraph-count="68" meta:word-count="2303" meta:character-count="13746" meta:non-whitespace-character-count="11514"/>
  </office:meta>
</office:document-meta>
</file>